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59c3" officeooo:paragraph-rsid="00188d23"/>
    </style:style>
    <style:style style:name="T1" style:family="text">
      <style:text-properties officeooo:rsid="00188d23"/>
    </style:style>
    <style:style style:name="T2" style:family="text">
      <style:text-properties officeooo:rsid="00196757"/>
    </style:style>
    <style:style style:name="T3" style:family="text">
      <style:text-properties officeooo:rsid="001a07b0"/>
    </style:style>
    <style:style style:name="T4" style:family="text">
      <style:text-properties officeooo:rsid="001d2eec"/>
    </style:style>
    <style:style style:name="T5" style:family="text">
      <style:text-properties officeooo:rsid="001f5e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<text:span text:style-name="T5">u</text:span> <text:span text:style-name="T5">5</text:span> Rieux Kylian :</text:p>
      <text:p text:style-name="P1"/>
      <text:p text:style-name="P1">Salle 02<text:span text:style-name="T1">2</text:span> bat10</text:p>
      <text:p text:style-name="P1">Méthode de travail <text:span text:style-name="T1">monome</text:span>.</text:p>
      <text:p text:style-name="P1">Tâche prévu pendant la séance :<text:span text:style-name="T4">rendre fonctionnel le captcha et faire une redirection en cas d’erreur et le filtrage tableau en ajax.</text:span></text:p>
      <text:p text:style-name="P1">Tâche réalisé pendant la séance : <text:s/><text:span text:style-name="T4">rendre fonctionnel le captcha et la redirection</text:span></text:p>
      <text:p text:style-name="P1">Problème rencontrés : <text:span text:style-name="T1">l</text:span><text:span text:style-name="T4">e filtrage tableau en ajax</text:span></text:p>
      <text:p text:style-name="P1">Tâche a faire avant la prochaine séance : <text:span text:style-name="T4">Filtrage tableau en ajax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0:10:19.346000000</meta:creation-date>
    <dc:date>2024-05-31T15:12:06.275000000</dc:date>
    <meta:editing-duration>PT17M28S</meta:editing-duration>
    <meta:editing-cycles>5</meta:editing-cycles>
    <meta:generator>LibreOffice/7.6.0.3$Windows_X86_64 LibreOffice_project/69edd8b8ebc41d00b4de3915dc82f8f0fc3b6265</meta:generator>
    <meta:print-date>2024-05-31T15:10:45.656000000</meta:print-date>
    <meta:printed-by>Fichiers PDF</meta:printed-by>
    <meta:document-statistic meta:table-count="0" meta:image-count="0" meta:object-count="0" meta:page-count="1" meta:paragraph-count="7" meta:word-count="67" meta:character-count="401" meta:non-whitespace-character-count="340"/>
  </office:meta>
</office:document-meta>
</file>